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style-name="ce6" office:value-type="date" office:date-value="2018-06-19" calcext:value-type="date">
            <text:p>19.06.18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6" office:value-type="date" office:date-value="2018-06-29" calcext:value-type="date">
            <text:p>29.06.1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V 27 Minuten</text:p>
          </table:table-cell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48 Minuten</text:p>
          </table:table-cell>
          <table:table-cell table:style-name="ce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number-columns-repeated="1006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E/V 14 Minuten Autopanne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number-columns-repeated="1006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V 26 Minute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3" table:style-name="ce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2 Minute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number-columns-repeated="1006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17" office:value-type="string" calcext:value-type="string">
            <text:p>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8"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3" table:style-name="ce7" office:value-type="string" calcext:value-type="string">
            <text:p>E</text:p>
          </table:table-cell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7" table:number-columns-repeated="2"/>
          <table:table-cell table:number-columns-repeated="1006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3"/>
          <table:table-cell table:style-name="ce17"/>
          <table:table-cell table:style-name="ce17" office:value-type="string" calcext:value-type="string">
            <text:p>NASA</text:p>
          </table:table-cell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.00.0000</text:date>, <text:time style:data-style-name="N2" text:time-value="13:12:49.0107194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26T13:13:19.268395437</dc:date>
    <meta:editing-duration>PT17H13M58S</meta:editing-duration>
    <meta:editing-cycles>162</meta:editing-cycles>
    <meta:document-statistic meta:table-count="1" meta:cell-count="186" meta:object-count="0"/>
  </office:meta>
</office:document-meta>
</file>